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Writer.setTempFilePrefix( String tempFile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Writer.ge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Writer.setDirectory( File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Writer.ge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Writer.setTempFileSuffix( String tempFile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Writer.setAutoCreateDirectory( boolean autoCreate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Writer.ini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leWriter.isAutoCreate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Writer.getTempFile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Writer.process( MessageExchange exchange , NormalizedMessage 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FileWriter.setMarshaler( File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Writer.getTempFile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